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pple-system" svg:font-family="apple-system, BlinkMacSystemFont, Roboto, 'Helvetica Neue', Arial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margin-left="0cm" fo:margin-right="0cm" fo:margin-top="0cm" fo:margin-bottom="0.212cm" style:line-height-at-least="0.582cm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weight="bold" style:font-weight-asian="bold" style:font-weight-complex="bold"/>
    </style:style>
    <style:style style:name="T2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0000cd" fo:language="ru" fo:country="RU"/>
    </style:style>
    <style:style style:name="T36" style:family="text">
      <style:text-properties fo:color="#0000cd" fo:language="ru" fo:country="RU" fo:font-weight="bold" style:font-weight-asian="bold" style:font-weight-complex="bold"/>
    </style:style>
    <style:style style:name="T37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a52a2a" fo:language="ru" fo:country="RU"/>
    </style:style>
    <style:style style:name="T42" style:family="text">
      <style:text-properties fo:color="#ff3333"/>
    </style:style>
    <style:style style:name="T43" style:family="text">
      <style:text-properties fo:color="#ff3333" fo:language="ru" fo:country="RU"/>
    </style:style>
    <style:style style:name="T44" style:family="text">
      <style:text-properties fo:color="#6600ff" fo:language="ru" fo:country="RU"/>
    </style:style>
    <style:style style:name="T45" style:family="text">
      <style:text-properties fo:color="#3333ff" fo:language="ru" fo:country="RU"/>
    </style:style>
    <style:style style:name="T46" style:family="text">
      <style:text-properties fo:color="#009900" fo:language="ru" fo:country="RU"/>
    </style:style>
    <style:style style:name="T47" style:family="text">
      <style:text-properties fo:color="#cc0000"/>
    </style:style>
    <style:style style:name="T48" style:family="text">
      <style:text-properties fo:color="#cc0000" fo:language="ru" fo:country="RU"/>
    </style:style>
    <style:style style:name="T49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54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variant="normal" fo:text-transform="none" fo:color="#373737" style:font-name="Times New Roman" fo:letter-spacing="normal" fo:language="ru" fo:country="RU" fo:font-style="normal" style:font-weight-asian="bold" style:font-weight-complex="bold"/>
    </style:style>
    <style:style style:name="T57" style:family="text">
      <style:text-properties fo:font-variant="normal" fo:text-transform="none" fo:color="#373737" style:font-name="Times New Roman" fo:letter-spacing="normal" fo:language="ru" fo:country="RU" fo:font-style="normal" fo:font-weight="bold" style:font-weight-asian="bold" style:font-weight-complex="bold"/>
    </style:style>
    <style:style style:name="T58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59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60" style:family="text"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T61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62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65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66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style:font-name="Times New Roman" fo:letter-spacing="normal"/>
    </style:style>
    <style:style style:name="T71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2" style:family="text">
      <style:text-properties fo:font-variant="normal" fo:text-transform="none" style:font-name="Times New Roman" fo:letter-spacing="normal"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2">(strings)</text:span><text:span text:style-name="T16"> * from tableName</text:span><text:span text:style-name="T23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2">(strings)</text:span><text:span text:style-name="T16"> * from tableName</text:span> — для других систем запрос выполняется более сложночем в <text:s/><text:span text:style-name="T19">MSQL</text:span></text:p>
      <text:p text:style-name="P2">4 select columnName, columnName,.. <text:span text:style-name="T22">(or * select all column)</text:span> from tableName <text:span text:style-name="T22"><text:s/>- выбор нужных колонок в нужном порядке</text:span></text:p>
      <text:p text:style-name="P2">5 select top 10 <text:span text:style-name="T22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2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2">*/+-num</text:span><text:span text:style-name="T17"> columnNickName</text:span><text:span text:style-name="T8"> </text:span><text:span text:style-name="T15">from</text:span><text:span text:style-name="T22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2"> </text:span><text:span text:style-name="T8">не используем</text:span></text:p>
      <text:p text:style-name="P8"><text:span text:style-name="T7">7 </text:span>select columName+' '+ columnName <text:s/><text:span text:style-name="T20">columnNickName </text:span>from tableName</text:p>
      <text:p text:style-name="P8">*<text:span text:style-name="T22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1">MSQL</text:span><text:span text:style-name="T22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1">MySQL</text:span> <text:span text:style-name="T22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1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1">MSQL</text:span><text:span text:style-name="T22"> </text:span><text:span text:style-name="T8">одинарными, в других базах можно и двойными</text:span></text:p>
      <text:p text:style-name="P8">concat<text:span text:style-name="T22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0">full_name</text:span><text:span text:style-name="T7"> </text:span><text:span text:style-name="T13">from </text:span><text:span text:style-name="T20">skill_managers – </text:span><text:span text:style-name="T13">функция во всех </text:span><text:span text:style-name="T21">SQL </text:span><text:span text:style-name="T13">работает адекватно,</text:span></text:p>
      <text:p text:style-name="P8"><text:span text:style-name="T13">* исключение — в </text:span><text:span text:style-name="T21">MSQL</text:span><text:span text:style-name="T20"> </text:span>concat<text:span text:style-name="T20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4">сумма от 1 до </text:span><text:span text:style-name="T25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0">where —</text:span><text:span text:style-name="T13"> как и </text:span><text:span text:style-name="T20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0">“not” - “!=” - “&lt;&gt; ” <text:s/>, and, or</text:span></text:p>
      <text:p text:style-name="P8"><text:span text:style-name="T20">* </text:span><text:span text:style-name="T13">очередность выполнения: в скобках, </text:span><text:span text:style-name="T20">not, and, or</text:span></text:p>
      <text:p text:style-name="P8"><text:span text:style-name="T20">*</text:span> select * from<text:span text:style-name="T20"> </text:span><text:span text:style-name="T7">tableName</text:span><text:span text:style-name="T20"> </text:span>where<text:span text:style-name="T20"> </text:span><text:span text:style-name="T7">columnName</text:span>=<text:span text:style-name="T20"> x and <text:s/></text:span><text:span text:style-name="T7">columnName</text:span><text:span text:style-name="T20">=x or...()</text:span></text:p>
      <text:p text:style-name="P9"/>
      <text:p text:style-name="P8"><text:span text:style-name="T20">* in == or <text:s/></text:span>select * from<text:span text:style-name="T20"> </text:span><text:span text:style-name="T7">tableName</text:span><text:span text:style-name="T20"> </text:span>where<text:span text:style-name="T20"> </text:span><text:span text:style-name="T7">columnName </text:span>in (x,y,z...)</text:p>
      <text:p text:style-name="P8">select * from<text:span text:style-name="T20"> </text:span><text:span text:style-name="T7">tableName</text:span><text:span text:style-name="T20"> </text:span>where<text:span text:style-name="T20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5">SELECT</text:span><text:span text:style-name="T27"> * </text:span><text:span text:style-name="T35">FROM</text:span><text:span text:style-name="T27"> </text:span><text:span text:style-name="T28">tableName</text:span><text:span text:style-name="T26"> </text:span><text:span text:style-name="T27"><text:s/></text:span><text:span text:style-name="T35">WHERE</text:span><text:span text:style-name="T27"> </text:span><text:span text:style-name="T28">columnName</text:span><text:span text:style-name="T27"> </text:span><text:span text:style-name="T35">BETWEEN</text:span><text:span text:style-name="T27"> </text:span><text:span text:style-name="T26">x</text:span><text:span text:style-name="T27"> </text:span><text:span text:style-name="T35">AND</text:span><text:span text:style-name="T27"> y</text:span></text:p>
      <text:p text:style-name="P14"/>
      <text:p text:style-name="P9"><text:span text:style-name="T27">* </text:span><text:span text:style-name="T26">Like – </text:span><text:span text:style-name="T27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5">SELECT</text:span><text:span text:style-name="T27"> * </text:span><text:span text:style-name="T35">FROM</text:span><text:span text:style-name="T27"> </text:span><text:span text:style-name="T28">tableName</text:span><text:span text:style-name="T27"> </text:span><text:span text:style-name="T35">WHERE</text:span><text:span text:style-name="T27"> </text:span><text:span text:style-name="T28">columnName</text:span><text:span text:style-name="T27"> </text:span><text:span text:style-name="T35">LIKE</text:span><text:span text:style-name="T27"> </text:span><text:span text:style-name="T41">'a%'</text:span><text:span text:style-name="T27">;</text:span><text:span text:style-name="T7"> <text:s/>- начинается на </text:span><text:span text:style-name="T43">а</text:span></text:p>
      <text:p text:style-name="P9"><text:span text:style-name="T35">SELECT</text:span><text:span text:style-name="T27"> * </text:span><text:span text:style-name="T35">FROM</text:span><text:span text:style-name="T27"> </text:span><text:span text:style-name="T28">tableName </text:span><text:span text:style-name="T35">WHERE</text:span><text:span text:style-name="T27"> </text:span><text:span text:style-name="T28">columnName</text:span><text:span text:style-name="T27"> <text:s/></text:span><text:span text:style-name="T35">LIKE</text:span><text:span text:style-name="T27"> </text:span><text:span text:style-name="T41">'_r%'</text:span><text:span text:style-name="T27">;</text:span><text:span text:style-name="T43"> <text:s/>- </text:span><text:span text:style-name="T27">второй символ </text:span><text:span text:style-name="T42">r <text:s/></text:span></text:p>
      <text:p text:style-name="P13"><text:soft-page-break/>* <text:span text:style-name="T7">примеры</text:span></text:p>
      <text:p text:style-name="P13"><text:span text:style-name="T35">SELECT</text:span><text:span text:style-name="T7"> * </text:span><text:span text:style-name="T35">FROM</text:span><text:span text:style-name="T7"> skill_managers </text:span><text:span text:style-name="T35">WHERE</text:span><text:span text:style-name="T7"> a</text:span>ge<text:span text:style-name="T7"> </text:span><text:span text:style-name="T44">IN </text:span><text:span text:style-name="T7">(25,33,37,42)</text:span></text:p>
      <text:p text:style-name="P13"><text:span text:style-name="T35">SELECT</text:span><text:span text:style-name="T7"> * </text:span><text:span text:style-name="T35">FROM</text:span><text:span text:style-name="T7"> skill_managers </text:span><text:span text:style-name="T35">WHERE</text:span><text:span text:style-name="T7"> first_name </text:span><text:span text:style-name="T44">IN </text:span><text:span text:style-name="T7">('Piter','Kaiden','Lacey');,</text:span></text:p>
      <text:p text:style-name="P14"/>
      <text:p text:style-name="P14">**Сортировка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5">SELECT</text:span><text:span text:style-name="T7"> * </text:span><text:span text:style-name="T35">FROM</text:span><text:span text:style-name="T7"> </text:span><text:span text:style-name="T14">tableName </text:span><text:span text:style-name="T35"><text:s/></text:span>order by <text:s/><text:span text:style-name="T14">columnName </text:span><text:span text:style-name="T19">(ASC</text:span><text:span text:style-name="T14">)</text:span></text:p>
      <text:p text:style-name="P13"><text:span text:style-name="T36">SELECT</text:span><text:span text:style-name="T14"> * </text:span><text:span text:style-name="T36">FROM</text:span><text:span text:style-name="T14"> tableName </text:span><text:span text:style-name="T36"><text:s/></text:span><text:span text:style-name="T7">order by</text:span><text:span text:style-name="T14"> <text:s/>columnName </text:span><text:span text:style-name="T19">DESC </text:span><text:span text:style-name="T7"><text:s/>- по убыванию указывать обязательно!</text:span></text:p>
      <text:p text:style-name="P15"><text:span text:style-name="T7">**</text:span><text:span text:style-name="T45">select</text:span><text:span text:style-name="T7"> * </text:span><text:span text:style-name="T45">from</text:span><text:span text:style-name="T7"> skill_managers </text:span><text:span text:style-name="T45">where</text:span><text:span text:style-name="T7"> gender=‘F’ </text:span><text:span text:style-name="T46">order by</text:span><text:span text:style-name="T7"> age </text:span></text:p>
      <text:p text:style-name="P15"><text:span text:style-name="T7">**</text:span><text:span text:style-name="T45">select</text:span><text:span text:style-name="T7"> </text:span><text:span text:style-name="T47">top 5</text:span> <text:span text:style-name="T7">* </text:span><text:span text:style-name="T45">from</text:span><text:span text:style-name="T7"> skill_managers </text:span><text:span text:style-name="T45">where</text:span><text:span text:style-name="T7"> gender=‘F’ </text:span><text:span text:style-name="T46">order by</text:span><text:span text:style-name="T7"> age <text:s/>- для </text:span>MSQL</text:p>
      <text:p text:style-name="P15"><text:span text:style-name="T7">**</text:span><text:span text:style-name="T45">select</text:span><text:span text:style-name="T7"> * </text:span><text:span text:style-name="T45">from</text:span><text:span text:style-name="T7"> skill_managers </text:span><text:span text:style-name="T45">where</text:span><text:span text:style-name="T7"> gender=‘F’ </text:span><text:span text:style-name="T46">order by</text:span><text:span text:style-name="T7"> age </text:span><text:span text:style-name="T47">limit 5 —</text:span><text:span text:style-name="T48"> </text:span><text:span text:style-name="T7">для остальных бд</text:span></text:p>
      <text:p text:style-name="P16"/>
      <text:p text:style-name="P16">*****Числа, Строки и Даты*****</text:p>
      <text:p text:style-name="P16">Длинна строки</text:p>
      <text:p text:style-name="P15"><text:span text:style-name="T19">len</text:span> – <text:span text:style-name="T23">MS SQL</text:span></text:p>
      <text:p text:style-name="P15"><text:span text:style-name="T19">length</text:span> – <text:span text:style-name="T23">PostrgresSQL and other</text:span></text:p>
      <text:p text:style-name="P15"><text:span text:style-name="T37">SELECT </text:span><text:span text:style-name="T14">len</text:span><text:span text:style-name="T7">('Длинна этой стрки') </text:span></text:p>
      <text:p text:style-name="P15"><text:span text:style-name="T37">SELECT </text:span><text:span text:style-name="T14">columnName, len</text:span><text:span text:style-name="T19">(</text:span><text:span text:style-name="T14">columnName</text:span><text:span text:style-name="T19">) </text:span><text:span text:style-name="T14">columnNickName <text:s/></text:span><text:span text:style-name="T19">f</text:span><text:span text:style-name="T14">rom tableName –</text:span><text:span text:style-name="T19"> </text:span><text:span text:style-name="T23">MS SQL</text:span></text:p>
      <text:p text:style-name="P15"><text:span text:style-name="T37">SELECT </text:span><text:span text:style-name="T14">columnName, </text:span><text:span text:style-name="T19">length(columnName)</text:span><text:span text:style-name="T23"> </text:span><text:span text:style-name="T14">columnNickName </text:span><text:span text:style-name="T49">FROM</text:span><text:span text:style-name="T9"> </text:span><text:span text:style-name="T14">tableName</text:span><text:span text:style-name="T9"> –</text:span><text:span text:style-name="T23"> PostgresSQL</text:span></text:p>
      <text:p text:style-name="P15">** <text:span text:style-name="T7">удаление лишних пробелов*</text:span></text:p>
      <text:p text:style-name="P15">*LTRIM / TRIM / RTRIM</text:p>
      <text:p text:style-name="P16">*левый <text:s/>/ <text:s text:c="2"/>оба <text:s text:c="2"/>/ <text:s/>правый — адекватно работают в <text:span text:style-name="T3">MySQL </text:span><text:span text:style-name="T23">и </text:span><text:span text:style-name="T3">PostgresSQL</text:span></text:p>
      <text:p text:style-name="P6"><text:span text:style-name="T29">*</text:span><text:span text:style-name="T30"> c MSSQL </text:span><text:span text:style-name="T32">надо гуглить </text:span><text:span text:style-name="T30">LRTIM </text:span><text:span text:style-name="T32">работает как </text:span><text:span text:style-name="T30">TRIM... </text:span><text:span text:style-name="T5">(⊙_⊙) </text:span></text:p>
      <text:p text:style-name="P6"><text:span text:style-name="T38">SELECT</text:span><text:span text:style-name="T30"> trim(</text:span><text:span text:style-name="T34">columnName</text:span><text:span text:style-name="T30">) </text:span><text:span text:style-name="T34">columnNickName</text:span><text:span text:style-name="T30"> </text:span><text:span text:style-name="T50">FROM</text:span><text:span text:style-name="T30"> </text:span><text:span text:style-name="T34">tableName</text:span><text:span text:style-name="T33"> </text:span><text:span text:style-name="T38">WHERE</text:span><text:span text:style-name="T29"> </text:span><text:span text:style-name="T30">trim(</text:span><text:span text:style-name="T34">columnName</text:span><text:span text:style-name="T30">)='</text:span><text:span text:style-name="T31">String</text:span><text:span text:style-name="T30">' (order by);</text:span></text:p>
      <text:p text:style-name="P17">**upper('string')='STRING' <text:s text:c="2"/>= ucase - MySQL</text:p>
      <text:p text:style-name="P17">**lower('STRING')='string' <text:s text:c="2"/>= lcase - MySQL</text:p>
      <text:p text:style-name="P16"><text:span text:style-name="T39">SELECT </text:span><text:span text:style-name="T3">case when</text:span><text:span text:style-name="T40"> </text:span><text:span text:style-name="T51">'A'='a'</text:span><text:span text:style-name="T40"> </text:span><text:span text:style-name="T6">then</text:span><text:span text:style-name="T40"> </text:span><text:span text:style-name="T51">'NOT CASE SENSITIVE'</text:span><text:span text:style-name="T40"> </text:span><text:span text:style-name="T6">else</text:span><text:span text:style-name="T40"> </text:span><text:span text:style-name="T51">'CASE SENSITIVE'</text:span><text:span text:style-name="T40"> END; - </text:span>запрос если то</text:p>
      <text:p text:style-name="P16"><text:span text:style-name="T23">**select upper(</text:span><text:span text:style-name="T19">columnName</text:span><text:span text:style-name="T23">) </text:span><text:span text:style-name="T19">columnNickName</text:span><text:span text:style-name="T5"> </text:span><text:span text:style-name="T23">, upper(</text:span><text:span text:style-name="T19">columnName</text:span><text:span text:style-name="T6">)</text:span><text:span text:style-name="T23"> </text:span><text:span text:style-name="T19">columnNickName</text:span><text:span text:style-name="T5"> </text:span></text:p>
      <text:p text:style-name="P16"><text:span text:style-name="T23"><text:s/>**from <text:s/></text:span><text:span text:style-name="T19">tableName</text:span></text:p>
      <text:p text:style-name="P16"><text:span text:style-name="T19"/></text:p>
      <text:p text:style-name="P20"><text:span text:style-name="T19">SUBSTRING –</text:span><text:span text:style-name="T26"> к</text:span><text:span text:style-name="T27">огда надо выделить часть стоки. И распологаем данными о начальной позиции</text:span></text:p>
      <text:p text:style-name="P20"><text:span text:style-name="T27">** и можем расчитать его длинну - </text:span><text:span text:style-name="T28">работает во всех БД</text:span></text:p>
      <text:p text:style-name="P20"><text:span text:style-name="T27">** если небходимо выделить с Х и до конца строки можно не расчитывать длинну, а указать большее</text:span></text:p>
      <text:p text:style-name="P20"><text:span text:style-name="T27">**</text:span><text:span text:style-name="T26">SQL </text:span><text:span text:style-name="T27">доработает все сама</text:span></text:p>
      <text:p text:style-name="P15"><text:span text:style-name="T19">*select substring('strSUBSTRINGing',4,9) – SUBSTRING</text:span></text:p>
      <text:p text:style-name="P15"><text:span text:style-name="T19">**</text:span><text:span text:style-name="T37">SELECT</text:span><text:span text:style-name="T19"> </text:span><text:span text:style-name="T14">columnName</text:span><text:span text:style-name="T19">, </text:span><text:span text:style-name="T52">substring</text:span><text:span text:style-name="T19">(</text:span><text:span text:style-name="T14">columnName</text:span><text:span text:style-name="T19">, len('</text:span><text:span text:style-name="T23">***</text:span><text:span text:style-name="T19">')+1, len(</text:span><text:span text:style-name="T14">columnName</text:span><text:span text:style-name="T19">)-len('</text:span><text:span text:style-name="T21">***</text:span><text:span text:style-name="T19">'))<text:line-break/>**</text:span><text:span text:style-name="T49">FROM</text:span><text:span text:style-name="T19"> </text:span><text:span text:style-name="T14">tableName</text:span><text:span text:style-name="T19"> </text:span><text:span text:style-name="T37">WHERE</text:span><text:span text:style-name="T19"> </text:span><text:span text:style-name="T14">columnName </text:span><text:span text:style-name="T19">like '</text:span><text:span text:style-name="T23">***</text:span><text:span text:style-name="T19">'</text:span></text:p>
      <text:p text:style-name="P15"><text:span text:style-name="T19">**</text:span><text:span text:style-name="T37">SELECT</text:span><text:span text:style-name="T19"> </text:span><text:span text:style-name="T14">columnName</text:span><text:span text:style-name="T19">, </text:span><text:span text:style-name="T52">substring</text:span><text:span text:style-name="T19">(</text:span><text:span text:style-name="T14">columnName</text:span><text:span text:style-name="T19">, </text:span><text:span text:style-name="T52">X </text:span><text:span text:style-name="T19">, len(</text:span><text:span text:style-name="T14">columnName</text:span><text:span text:style-name="T19">)) </text:span><text:span text:style-name="T49">FROM</text:span><text:span text:style-name="T19"> </text:span><text:span text:style-name="T14">tableName</text:span><text:span text:style-name="T19"> </text:span><text:span text:style-name="T37">WHERE</text:span><text:span text:style-name="T19"> </text:span><text:span text:style-name="T14">columnName </text:span><text:span text:style-name="T19">like '</text:span><text:span text:style-name="T23">***</text:span><text:span text:style-name="T19">' </text:span><text:span text:style-name="T52">X – </text:span><text:span text:style-name="T14">если известна стартовая позиция</text:span></text:p>
      <text:p text:style-name="P15"><text:span text:style-name="T14"/></text:p>
      <text:p text:style-name="P15"><text:span text:style-name="T14">ПОИСК подСТРОКИ</text:span></text:p>
      <text:list xml:id="list275088962227720096" text:style-name="L1">
        <text:list-header>
          <text:p text:style-name="P25"><text:span text:style-name="T56">** Для </text:span><text:span text:style-name="T57">MS SQL</text:span><text:span text:style-name="T56">:</text:span><text:span text:style-name="T58"> </text:span><text:span text:style-name="Strong_20_Emphasis"><text:span text:style-name="T65">charindex</text:span></text:span><text:span text:style-name="T58">.</text:span></text:p>
          <text:p text:style-name="P25"><text:span text:style-name="T58">** </text:span><text:span text:style-name="T62">SELECT</text:span><text:span text:style-name="T58"> </text:span><text:span text:style-name="T61">columnName</text:span><text:span text:style-name="T58"> </text:span><text:span text:style-name="T67">FROM</text:span><text:span text:style-name="T58"> </text:span><text:span text:style-name="T61">tableName</text:span><text:span text:style-name="T58"> </text:span><text:span text:style-name="T62">WHERE</text:span><text:span text:style-name="T58"> </text:span><text:span text:style-name="T65">charindex(</text:span><text:span text:style-name="T58">'s</text:span><text:span text:style-name="T59">omething</text:span><text:span text:style-name="T58">', </text:span><text:span text:style-name="T61">columnName</text:span><text:span text:style-name="T58">)=</text:span><text:span text:style-name="T64">X (position) </text:span></text:p>
        </text:list-header>
      </text:list>
      <text:p text:style-name="P24"><text:span text:style-name="T70"><text:tab/><text:tab/><text:tab/><text:tab/><text:tab/><text:tab/><text:tab/><text:tab/><text:tab/> <text:s text:c="4"/></text:span><text:span text:style-name="T72">Что ищем <text:s text:c="3"/>Где ищем</text:span></text:p>
      <text:p text:style-name="P21"><text:span text:style-name="T53">** Для </text:span><text:span text:style-name="T54">MySQL</text:span><text:span text:style-name="T53">: </text:span><text:span text:style-name="Strong_20_Emphasis"><text:span text:style-name="T66">locate</text:span></text:span><text:span text:style-name="T66">, </text:span><text:span text:style-name="Strong_20_Emphasis"><text:span text:style-name="T66">instr </text:span></text:span><text:span text:style-name="T66">и </text:span><text:span text:style-name="Strong_20_Emphasis"><text:span text:style-name="T66">position</text:span></text:span><text:span text:style-name="T66">.</text:span></text:p>
      <text:p text:style-name="P26"><text:span text:style-name="T58">** </text:span><text:span text:style-name="T63">SELECT</text:span><text:span text:style-name="T58"> columnName </text:span><text:span text:style-name="T68">FROM</text:span><text:span text:style-name="T58"> tableName </text:span><text:span text:style-name="T63">WHERE</text:span><text:span text:style-name="T58"> </text:span><text:span text:style-name="T64">locate</text:span><text:span text:style-name="T65">(</text:span><text:span text:style-name="T58">'s</text:span><text:span text:style-name="T59">omething</text:span><text:span text:style-name="T58">', columnName)=</text:span><text:span text:style-name="T64">X (position) </text:span><text:span text:style-name="T65"><text:s text:c="39"/></text:span></text:p>
      <text:p text:style-name="P28"><text:span text:style-name="T58">** </text:span><text:span text:style-name="T63">SELECT</text:span><text:span text:style-name="T58"> columnName </text:span><text:span text:style-name="T68">FROM</text:span><text:span text:style-name="T58"> tableName </text:span><text:span text:style-name="T63">WHERE</text:span><text:span text:style-name="T58"> </text:span><text:span text:style-name="T64">instr</text:span><text:span text:style-name="T65">(</text:span><text:span text:style-name="T58">columnName, 's</text:span><text:span text:style-name="T59">omething</text:span><text:span text:style-name="T58">')=</text:span><text:span text:style-name="T64">X (position)</text:span></text:p>
      <text:p text:style-name="P28"><text:span text:style-name="T64"><text:tab/><text:tab/><text:tab/><text:tab/><text:tab/><text:tab/><text:tab/><text:tab/> <text:s text:c="10"/></text:span><text:span text:style-name="T72">Где ищем <text:s text:c="6"/>Что ищем </text:span></text:p>
      <text:p text:style-name="P27"><text:span text:style-name="T58">** </text:span><text:span text:style-name="T63">SELECT</text:span><text:span text:style-name="T58"> columnName </text:span><text:span text:style-name="T69">FROM</text:span><text:span text:style-name="T58"> tableName </text:span><text:span text:style-name="T63">WHERE</text:span><text:span text:style-name="T58"> </text:span><text:span text:style-name="T64">position</text:span><text:span text:style-name="T71">(</text:span><text:span text:style-name="T58">'something' </text:span><text:span text:style-name="T59">in columnName</text:span><text:span text:style-name="T58">)=</text:span><text:span text:style-name="T65">X (position)</text:span></text:p>
      <text:p text:style-name="P22"><text:span text:style-name="T60"/></text:p>
      <text:p text:style-name="P22"><text:span text:style-name="T53">**Для </text:span><text:span text:style-name="T54">PostgreSQ</text:span><text:span text:style-name="T53">L: </text:span><text:span text:style-name="Strong_20_Emphasis"><text:span text:style-name="T66">strpos </text:span></text:span><text:span text:style-name="T66">и </text:span><text:span text:style-name="Strong_20_Emphasis"><text:span text:style-name="T66">position</text:span></text:span><text:span text:style-name="T55">.</text:span></text:p>
      <text:p text:style-name="P23"><text:span text:style-name="T58">** </text:span><text:span text:style-name="T63">SELECT</text:span><text:span text:style-name="T58"> columnName </text:span><text:span text:style-name="T69">FROM</text:span><text:span text:style-name="T58"> tableName </text:span><text:span text:style-name="T63">WHERE</text:span><text:span text:style-name="T58"> </text:span><text:span text:style-name="T64">position</text:span><text:span text:style-name="T59">(</text:span><text:span text:style-name="T58">'something' </text:span><text:span text:style-name="T59">in columnName</text:span><text:span text:style-name="T58">)=</text:span><text:span text:style-name="T65">X (position)</text:span></text:p>
      <text:p text:style-name="P26"><text:span text:style-name="T58">** </text:span><text:span text:style-name="T63">SELECT</text:span><text:span text:style-name="T58"> columnName </text:span><text:span text:style-name="T69">FROM</text:span><text:span text:style-name="T58"> tableName </text:span><text:span text:style-name="T63">WHERE</text:span><text:span text:style-name="T58"> </text:span><text:span text:style-name="T65">s</text:span><text:span text:style-name="T64">trpos</text:span><text:span text:style-name="T65">(</text:span><text:span text:style-name="T58">columnName, 'something')=</text:span><text:span text:style-name="T65">X (posit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pple-system" svg:font-family="apple-system, BlinkMacSystemFont, Roboto, 'Helvetica Neue', Arial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03T23:20:40.71</dc:date>
    <meta:editing-duration>PT16H23M25S</meta:editing-duration>
    <meta:editing-cycles>35</meta:editing-cycles>
    <meta:document-statistic meta:table-count="0" meta:image-count="0" meta:object-count="0" meta:page-count="2" meta:paragraph-count="95" meta:word-count="849" meta:character-count="5885"/>
  </office:meta>
</office:document-meta>
</file>